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7c4fc" officeooo:paragraph-rsid="0007c4fc" style:font-weight-asian="bold" style:font-weight-complex="bold"/>
    </style:style>
    <style:style style:name="P2" style:family="paragraph" style:parent-style-name="Standard">
      <style:paragraph-properties fo:text-align="end" style:justify-single-word="false"/>
      <style:text-properties fo:font-size="16pt" fo:font-weight="bold" officeooo:rsid="0007c4fc" officeooo:paragraph-rsid="000b91f5" style:font-weight-asian="bold" style:font-weight-complex="bold"/>
    </style:style>
    <style:style style:name="P3" style:family="paragraph" style:parent-style-name="Standard">
      <style:paragraph-properties fo:text-align="start" style:justify-single-word="false"/>
      <style:text-properties fo:font-size="16pt" fo:font-weight="bold" officeooo:rsid="0008ff0d" officeooo:paragraph-rsid="0008ff0d" style:font-weight-asian="bold" style:font-weight-complex="bold"/>
    </style:style>
    <style:style style:name="P4" style:family="paragraph" style:parent-style-name="Standard">
      <style:paragraph-properties fo:text-align="start" style:justify-single-word="false"/>
      <style:text-properties fo:font-size="16pt" fo:font-weight="bold" officeooo:rsid="0008ff0d" officeooo:paragraph-rsid="0009b239" style:font-weight-asian="bold" style:font-weight-complex="bold"/>
    </style:style>
    <style:style style:name="P5" style:family="paragraph" style:parent-style-name="Standard">
      <style:paragraph-properties fo:text-align="center" style:justify-single-word="false"/>
      <style:text-properties fo:font-size="16pt" fo:font-weight="bold" officeooo:rsid="0008ff0d" officeooo:paragraph-rsid="0008ff0d" style:font-weight-asian="bold" style:font-weight-complex="bold"/>
    </style:style>
    <style:style style:name="P6" style:family="paragraph" style:parent-style-name="Standard">
      <style:paragraph-properties fo:text-align="center" style:justify-single-word="false"/>
      <style:text-properties fo:font-size="16pt" fo:font-weight="bold" officeooo:rsid="0008ff0d" officeooo:paragraph-rsid="000eaa92" style:font-weight-asian="bold" style:font-weight-complex="bold"/>
    </style:style>
    <style:style style:name="P7" style:family="paragraph" style:parent-style-name="Standard">
      <style:paragraph-properties fo:text-align="start" style:justify-single-word="false"/>
      <style:text-properties fo:font-size="16pt" fo:font-weight="bold" officeooo:rsid="0009b239" officeooo:paragraph-rsid="0009b239" style:font-weight-asian="bold" style:font-weight-complex="bold"/>
    </style:style>
    <style:style style:name="P8" style:family="paragraph" style:parent-style-name="Standard">
      <style:paragraph-properties fo:text-align="end" style:justify-single-word="false"/>
      <style:text-properties fo:font-size="16pt" fo:font-weight="bold" officeooo:rsid="000b91f5" officeooo:paragraph-rsid="000b91f5" style:font-weight-asian="bold" style:font-weight-complex="bold"/>
    </style:style>
    <style:style style:name="P9" style:family="paragraph" style:parent-style-name="Standard">
      <style:paragraph-properties fo:text-align="start" style:justify-single-word="false"/>
      <style:text-properties fo:font-size="16pt" fo:font-weight="normal" officeooo:rsid="0008ff0d" officeooo:paragraph-rsid="0008ff0d" style:font-weight-asian="normal" style:font-weight-complex="normal"/>
    </style:style>
    <style:style style:name="P10" style:family="paragraph" style:parent-style-name="Standard">
      <style:paragraph-properties fo:text-align="start" style:justify-single-word="false"/>
      <style:text-properties fo:font-size="16pt" fo:font-weight="normal" officeooo:rsid="0008ff0d" officeooo:paragraph-rsid="0009b239" style:font-weight-asian="normal" style:font-weight-complex="normal"/>
    </style:style>
    <style:style style:name="P11" style:family="paragraph" style:parent-style-name="Standard">
      <style:paragraph-properties fo:text-align="center" style:justify-single-word="false"/>
      <style:text-properties fo:font-size="16pt" fo:font-weight="normal" officeooo:rsid="0008ff0d" officeooo:paragraph-rsid="0008ff0d" style:font-weight-asian="normal" style:font-weight-complex="normal"/>
    </style:style>
    <style:style style:name="P12" style:family="paragraph" style:parent-style-name="Standard">
      <style:paragraph-properties fo:text-align="center" style:justify-single-word="false"/>
      <style:text-properties fo:font-size="16pt" fo:font-weight="normal" officeooo:rsid="0008ff0d" officeooo:paragraph-rsid="000eaa92" style:font-weight-asian="normal" style:font-weight-complex="normal"/>
    </style:style>
    <style:style style:name="P13" style:family="paragraph" style:parent-style-name="Standard">
      <style:paragraph-properties fo:text-align="center" style:justify-single-word="false"/>
      <style:text-properties fo:font-size="16pt" fo:font-weight="normal" officeooo:rsid="000b91f5" officeooo:paragraph-rsid="0008ff0d" style:font-weight-asian="normal" style:font-weight-complex="normal"/>
    </style:style>
    <style:style style:name="P14" style:family="paragraph" style:parent-style-name="Standard">
      <style:paragraph-properties fo:text-align="start" style:justify-single-word="false"/>
      <style:text-properties fo:font-size="16pt" fo:font-weight="normal" officeooo:rsid="00143ec6" officeooo:paragraph-rsid="00143ec6" style:font-weight-asian="normal" style:font-weight-complex="normal"/>
    </style:style>
    <style:style style:name="P15" style:family="paragraph" style:parent-style-name="Standard">
      <style:paragraph-properties fo:text-align="start" style:justify-single-word="false"/>
      <style:text-properties fo:font-size="18pt" fo:font-weight="bold" officeooo:rsid="0008ff0d" officeooo:paragraph-rsid="0008ff0d" style:font-weight-asian="bold" style:font-weight-complex="bold"/>
    </style:style>
    <style:style style:name="P16" style:family="paragraph" style:parent-style-name="Standard">
      <style:paragraph-properties fo:text-align="center" style:justify-single-word="false"/>
      <style:text-properties fo:font-size="42pt" fo:font-weight="bold" officeooo:rsid="0008ff0d" officeooo:paragraph-rsid="0008ff0d" style:font-weight-asian="bold" style:font-weight-complex="bold"/>
    </style:style>
    <style:style style:name="P17" style:family="paragraph" style:parent-style-name="Standard">
      <style:paragraph-properties fo:text-align="start" style:justify-single-word="false"/>
      <style:text-properties fo:font-size="20pt" fo:font-weight="bold" officeooo:rsid="0008ff0d" officeooo:paragraph-rsid="0008ff0d" style:font-weight-asian="bold" style:font-weight-complex="bold"/>
    </style:style>
    <style:style style:name="P18" style:family="paragraph" style:parent-style-name="Standard">
      <style:paragraph-properties fo:text-align="justify" style:justify-single-word="false"/>
      <style:text-properties fo:font-size="20pt" fo:font-weight="bold" officeooo:rsid="0007c4fc" officeooo:paragraph-rsid="000b91f5" style:font-weight-asian="bold" style:font-weight-complex="bold"/>
    </style:style>
    <style:style style:name="P19" style:family="paragraph" style:parent-style-name="Standard">
      <style:paragraph-properties style:line-height-at-least="0.198in"/>
      <style:text-properties fo:color="#cccccc" loext:opacity="100%" style:font-name="Droid Sans Mono" fo:font-size="10.5pt" fo:font-weight="normal" fo:background-color="#1f1f1f"/>
    </style:style>
    <style:style style:name="P20" style:family="paragraph" style:parent-style-name="Standard">
      <style:paragraph-properties style:line-height-at-least="0.198in"/>
    </style:style>
    <style:style style:name="P21" style:family="paragraph" style:parent-style-name="Standard">
      <style:paragraph-properties style:line-height-at-least="0.198in"/>
      <style:text-properties fo:color="#cccccc" loext:opacity="100%" style:font-name="Droid Sans Mono" fo:font-size="10.5pt" fo:font-weight="normal" officeooo:paragraph-rsid="001e7cd3" fo:background-color="#1f1f1f"/>
    </style:style>
    <style:style style:name="P22" style:family="paragraph" style:parent-style-name="Standard">
      <style:text-properties fo:font-size="14pt" fo:font-weight="bold" officeooo:paragraph-rsid="001e7cd3" style:font-weight-asian="bold" style:font-weight-complex="bold"/>
    </style:style>
    <style:style style:name="T1" style:family="text">
      <style:text-properties fo:font-weight="bold" style:font-weight-asian="bold" style:font-weight-complex="bold"/>
    </style:style>
    <style:style style:name="T2" style:family="text">
      <style:text-properties fo:font-size="20pt" fo:font-weight="bold" style:font-weight-asian="bold" style:font-weight-complex="bold"/>
    </style:style>
    <style:style style:name="T3" style:family="text">
      <style:text-properties officeooo:rsid="001181ab"/>
    </style:style>
    <style:style style:name="T4" style:family="text">
      <style:text-properties fo:color="#569cd6" loext:opacity="100%"/>
    </style:style>
    <style:style style:name="T5" style:family="text">
      <style:text-properties fo:color="#4ec9b0" loext:opacity="100%"/>
    </style:style>
    <style:style style:name="T6" style:family="text">
      <style:text-properties fo:color="#d4d4d4"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CMS:023-23-0328</text:p>
      <text:p text:style-name="P18">Project Report : </text:p>
      <text:p text:style-name="P8">Name:Muhammad Awais</text:p>
      <text:p text:style-name="P2"/>
      <text:p text:style-name="P16">Simple Calculato<text:span text:style-name="T3">r</text:span></text:p>
      <text:p text:style-name="P13"/>
      <text:p text:style-name="P17"/>
      <text:p text:style-name="P17"/>
      <text:p text:style-name="P17">Introduction:</text:p>
      <text:p text:style-name="P9">The "Simple Calculator" project aims to develop a basic calculator application using Java programming language. This application allows users to perform arithmetic calculations conveniently through a graphical user interface (GUI). The motivation behind creating this calculator is to provide users with a simple yet functional tool for performing everyday calculations efficiently.</text:p>
      <text:p text:style-name="P9"/>
      <text:p text:style-name="P14">I have used Following pakages in my project to support the functionalities</text:p>
      <text:p text:style-name="P22">import java.awt.Color;</text:p>
      <text:p text:style-name="P22">import java.awt.Font;</text:p>
      <text:p text:style-name="P22">import java.awt.GridLayout;</text:p>
      <text:p text:style-name="P22">import java.awt.event.ActionEvent;</text:p>
      <text:p text:style-name="P22">import java.awt.event.ActionListener;</text:p>
      <text:p text:style-name="P22"/>
      <text:p text:style-name="P22">import javax.swing.BorderFactory;</text:p>
      <text:p text:style-name="P22">import javax.swing.JButton;</text:p>
      <text:p text:style-name="P22">import javax.swing.JFrame;</text:p>
      <text:p text:style-name="P22">import javax.swing.JPanel;</text:p>
      <text:p text:style-name="P22">import javax.swing.JTextField;</text:p>
      <text:p text:style-name="P21"/>
      <text:p text:style-name="P14"/>
      <text:p text:style-name="P9"/>
      <text:p text:style-name="P15">Overview of the Calculator:</text:p>
      <text:p text:style-name="P9">The calculator application features a user-friendly interface with buttons for digits, arithmetic operators (+, -, *, /y), decimal point, clear, delete, and equal to. Users can input numerical values and perform various arithmetic operations using these buttons. The calculator provides instant feedback by displaying the input and result in a text field.</text:p>
      <text:p text:style-name="P9"><text:soft-page-break/></text:p>
      <text:p text:style-name="P15">Implementation Details:</text:p>
      <text:p text:style-name="P9">The calculator application is implemented using Java Swing components for building the GUI. Here's an overview of the key implementation details:</text:p>
      <text:p text:style-name="P9"/>
      <text:p text:style-name="P3">GUI Components:</text:p>
      <text:p text:style-name="P9">The GUI consists of a `JFrame`, `JTextField` for displaying input and result, and `JButton` for numeric digits, arithmetic operators, and other functionalities.</text:p>
      <text:p text:style-name="P9"/>
      <text:p text:style-name="P4">Action Listeners:</text:p>
      <text:p text:style-name="P10">Action listeners are used to capture button clicks and perform corresponding actions. The `actionPerformed` method handles the logic for processing user input and updating the display accordingly<text:span text:style-name="T1">.</text:span></text:p>
      <text:p text:style-name="P4">Arithmetic Operations:</text:p>
      <text:p text:style-name="P10"><text:s/>The calculator supports basic arithmetic operations such as addition, subtraction, multiplication, and division. It also handles decimal input and changes the sign of the number.</text:p>
      <text:p text:style-name="P9"/>
      <text:p text:style-name="P9"/>
      <text:p text:style-name="P5">Challenges Faced:</text:p>
      <text:p text:style-name="P9">During the development of the calculator application, several challenges were encountered and addressed:</text:p>
      <text:p text:style-name="P9"/>
      <text:p text:style-name="P4">Handling User Input:</text:p>
      <text:p text:style-name="P10"><text:s/>Implementing logic to process user input and perform arithmetic operations accurately required careful consideration.</text:p>
      <text:p text:style-name="P7"/>
      <text:p text:style-name="P7">GUI Design:</text:p>
      <text:p text:style-name="P10"><text:s/>Designing an intuitive and visually appealing GUI that effectively communicates the functionality of the calculator posed some challenges.</text:p>
      <text:p text:style-name="P9"/>
      <text:p text:style-name="P6"><text:s/></text:p>
      <text:p text:style-name="P6">Future Enhancements:</text:p>
      <text:p text:style-name="P9">While the current version of the calculator meets basic requirements, several enhancements could be considered for future iterations:</text:p>
      <text:p text:style-name="P9"/>
      <text:p text:style-name="P4">Memory Function:</text:p>
      <text:p text:style-name="P10"><text:soft-page-break/><text:s/>Implement memory functions such as storing and recalling previous calculations.</text:p>
      <text:p text:style-name="P4">Scientific Calculator Features:</text:p>
      <text:p text:style-name="P10"><text:s/>Add support for trigonometric functions, exponentiation, and other advanced mathematical operations.</text:p>
      <text:p text:style-name="P4">Improved User Interface:</text:p>
      <text:p text:style-name="P10"><text:s/>Enhance the visual design and usability of the calculator interface to provide a better user experience.</text:p>
      <text:p text:style-name="P9"/>
      <text:p text:style-name="P11"/>
      <text:p text:style-name="P9"/>
      <text:p text:style-name="P9"/>
      <text:p text:style-name="P12"><text:span text:style-name="T2">Conclusion</text:span>:</text:p>
      <text:p text:style-name="P9">In conclusion, the "Simple Calculator" project demonstrates the implementation of a basic calculator application in Java. By providing users with a straightforward tool for performing arithmetic calculations, the application serves its intended purpose effectively. The project highlights the practical application of Java programming concepts and GUI development using Swing components.</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4T12:03:23.180557227</meta:creation-date>
    <dc:date>2024-05-04T12:36:26.878232484</dc:date>
    <meta:editing-duration>PT23M33S</meta:editing-duration>
    <meta:editing-cycles>12</meta:editing-cycles>
    <meta:generator>LibreOffice/7.3.7.2$Linux_X86_64 LibreOffice_project/30$Build-2</meta:generator>
    <meta:document-statistic meta:table-count="0" meta:image-count="0" meta:object-count="0" meta:page-count="3" meta:paragraph-count="44" meta:word-count="419" meta:character-count="3277" meta:non-whitespace-character-count="2893"/>
  </office:meta>
</office:document-meta>
</file>